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PT Sans', sans-serif"/>
    <style:font-face style:name="YS Text" svg:font-family="'YS Text', Arial, Helvetica,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language="ru" fo:country="RU" officeooo:rsid="00054c54" officeooo:paragraph-rsid="00054c54"/>
    </style:style>
    <style:style style:name="P3" style:family="paragraph" style:parent-style-name="Standard">
      <style:paragraph-properties fo:text-align="end" style:justify-single-word="false"/>
      <style:text-properties fo:language="ru" fo:country="RU" officeooo:rsid="00054c54" officeooo:paragraph-rsid="00054c54"/>
    </style:style>
    <style:style style:name="P4" style:family="paragraph" style:parent-style-name="Standard">
      <style:paragraph-properties fo:text-align="start" style:justify-single-word="false"/>
      <style:text-properties fo:language="ru" fo:country="RU" officeooo:rsid="00066cb3" officeooo:paragraph-rsid="00066cb3"/>
    </style:style>
    <style:style style:name="P5" style:family="paragraph" style:parent-style-name="Standard">
      <style:paragraph-properties fo:text-align="start" style:justify-single-word="false"/>
      <style:text-properties fo:language="ru" fo:country="RU" officeooo:rsid="0013ff65" officeooo:paragraph-rsid="0013ff65"/>
    </style:style>
    <style:style style:name="P6" style:family="paragraph" style:parent-style-name="Standard">
      <style:paragraph-properties fo:text-align="start" style:justify-single-word="false"/>
      <style:text-properties fo:language="ru" fo:country="RU" fo:font-weight="bold" officeooo:rsid="0008b55e" officeooo:paragraph-rsid="0008b55e" style:font-weight-asian="bold" style:font-weight-complex="bold"/>
    </style:style>
    <style:style style:name="P7" style:family="paragraph" style:parent-style-name="Standard">
      <style:paragraph-properties fo:text-align="start" style:justify-single-word="false"/>
      <style:text-properties fo:language="ru" fo:country="RU" fo:font-weight="normal" officeooo:rsid="000becb4" officeooo:paragraph-rsid="000becb4" style:font-weight-asian="normal" style:font-weight-complex="normal"/>
    </style:style>
    <style:style style:name="P8" style:family="paragraph" style:parent-style-name="Standard">
      <style:paragraph-properties fo:text-align="start" style:justify-single-word="false"/>
      <style:text-properties fo:language="ru" fo:country="RU" officeooo:rsid="002373e4" officeooo:paragraph-rsid="002426fc"/>
    </style:style>
    <style:style style:name="P9" style:family="paragraph" style:parent-style-name="Standard">
      <style:paragraph-properties fo:text-align="start" style:justify-single-word="false"/>
      <style:text-properties fo:language="ru" fo:country="RU" officeooo:rsid="002373e4" officeooo:paragraph-rsid="0027113c"/>
    </style:style>
    <style:style style:name="P10" style:family="paragraph" style:parent-style-name="Standard">
      <style:paragraph-properties fo:text-align="start" style:justify-single-word="false"/>
      <style:text-properties officeooo:paragraph-rsid="00117048"/>
    </style:style>
    <style:style style:name="P11"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style>
    <style:style style:name="P12" style:family="paragraph" style:parent-style-name="Standard">
      <style:paragraph-properties fo:text-align="center" style:justify-single-word="false"/>
      <style:text-properties fo:font-size="16pt" fo:language="ru" fo:country="RU" fo:font-weight="bold" officeooo:rsid="00054c54" officeooo:paragraph-rsid="00054c54"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ru" fo:country="RU" fo:font-weight="bold" officeooo:rsid="0019776f" officeooo:paragraph-rsid="0019776f" style:font-size-asian="16pt" style:font-weight-asian="bold" style:font-size-complex="16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16"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17"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style:style>
    <style:style style:name="P18"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fo:letter-spacing="normal" fo:background-color="#ffffff"/>
    </style:style>
    <style:style style:name="P19"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20"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style>
    <style:style style:name="P21" style:family="paragraph" style:parent-style-name="Standard" style:master-page-name="First_20_Page">
      <style:paragraph-properties style:page-number="auto"/>
    </style:style>
    <style:style style:name="P22" style:family="paragraph" style:parent-style-name="Standard">
      <style:paragraph-properties fo:text-align="center" style:justify-single-word="false"/>
      <style:text-properties fo:language="ru" fo:country="RU" fo:font-weight="bold" officeooo:rsid="00066cb3" officeooo:paragraph-rsid="00066cb3" style:font-weight-asian="bold" style:font-weight-complex="bold"/>
    </style:style>
    <style:style style:name="P23" style:family="paragraph" style:parent-style-name="Standard">
      <style:paragraph-properties fo:text-align="start" style:justify-single-word="false"/>
      <style:text-properties fo:language="ru" fo:country="RU" fo:font-weight="bold" officeooo:rsid="00066cb3" officeooo:paragraph-rsid="00066cb3" style:font-weight-asian="bold" style:font-weight-complex="bold"/>
    </style:style>
    <style:style style:name="P24" style:family="paragraph" style:parent-style-name="Standard">
      <style:paragraph-properties fo:text-align="start" style:justify-single-word="false"/>
      <style:text-properties fo:language="ru" fo:country="RU" officeooo:rsid="00066cb3" officeooo:paragraph-rsid="002cba40"/>
    </style:style>
    <style:style style:name="P25" style:family="paragraph" style:parent-style-name="Standard">
      <style:paragraph-properties fo:text-align="start" style:justify-single-word="false"/>
      <style:text-properties fo:language="ru" fo:country="RU" officeooo:rsid="0006ef3a" officeooo:paragraph-rsid="0006ef3a"/>
    </style:style>
    <style:style style:name="P26" style:family="paragraph" style:parent-style-name="Standard">
      <style:paragraph-properties fo:text-align="start" style:justify-single-word="false"/>
      <style:text-properties fo:language="ru" fo:country="RU" officeooo:rsid="0008b55e" officeooo:paragraph-rsid="0008b55e"/>
    </style:style>
    <style:style style:name="P27" style:family="paragraph" style:parent-style-name="Standard">
      <style:paragraph-properties fo:text-align="start" style:justify-single-word="false"/>
      <style:text-properties fo:language="ru" fo:country="RU" fo:font-weight="normal" officeooo:rsid="002cba40" officeooo:paragraph-rsid="002cba40" style:font-weight-asian="normal" style:font-weight-complex="normal"/>
    </style:style>
    <style:style style:name="P28" style:family="paragraph" style:parent-style-name="Standard">
      <style:paragraph-properties fo:text-align="start" style:justify-single-word="false"/>
      <style:text-properties fo:language="ru" fo:country="RU" fo:font-weight="normal" officeooo:rsid="00117048" officeooo:paragraph-rsid="00117048" style:font-weight-asian="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2373e4" officeooo:paragraph-rsid="002426fc" style:font-size-asian="12pt" style:font-size-complex="12pt"/>
    </style:style>
    <style:style style:name="P30"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29cdb2"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066cb3"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variant="normal" fo:text-transform="none" fo:color="#000000" loext:opacity="100%" style:font-name="apple-system" fo:font-size="9.75pt" fo:letter-spacing="normal" fo:language="ru" fo:country="RU" fo:font-style="normal" fo:font-weight="normal" officeooo:rsid="00066cb3" officeooo:paragraph-rsid="0027113c" style:font-weight-asian="bold" style:font-weight-complex="bold"/>
    </style:style>
    <style:style style:name="P33" style:family="paragraph" style:parent-style-name="Standard">
      <style:paragraph-properties fo:text-align="start" style:justify-single-word="false"/>
      <style:text-properties fo:font-variant="normal" fo:text-transform="none" fo:color="#000000" loext:opacity="100%" style:font-name="apple-system" fo:font-size="16pt" fo:letter-spacing="normal" fo:language="ru" fo:country="RU" fo:font-style="normal" fo:font-weight="bold" officeooo:rsid="00066cb3" officeooo:paragraph-rsid="0006ef3a"/>
    </style:style>
    <style:style style:name="P34"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font-size-asian="12pt" style:font-size-complex="12pt"/>
    </style:style>
    <style:style style:name="P35" style:family="paragraph" style:parent-style-name="Standard">
      <style:paragraph-properties fo:text-align="start" style:justify-single-word="false"/>
      <style:text-properties fo:font-size="16pt" fo:language="ru" fo:country="RU" fo:font-weight="bold" officeooo:rsid="00066cb3" officeooo:paragraph-rsid="0027113c" style:font-weight-asian="bold" style:font-weight-complex="bold"/>
    </style:style>
    <style:style style:name="P36" style:family="paragraph" style:parent-style-name="Standard">
      <style:paragraph-properties fo:text-align="start" style:justify-single-word="false"/>
      <style:text-properties fo:font-weight="normal" officeooo:rsid="00117048" officeooo:paragraph-rsid="00117048" style:font-weight-asian="normal" style:font-weight-complex="normal"/>
    </style:style>
    <style:style style:name="P37" style:family="paragraph" style:parent-style-name="Standard">
      <style:paragraph-properties fo:text-align="start" style:justify-single-word="false"/>
      <style:text-properties fo:font-weight="normal" officeooo:rsid="00117048" officeooo:paragraph-rsid="002eb42c" style:font-weight-asian="normal" style:font-weight-complex="normal"/>
    </style:style>
    <style:style style:name="P38" style:family="paragraph" style:parent-style-name="Text_20_body">
      <style:paragraph-properties fo:text-align="start" style:justify-single-word="false"/>
      <style:text-properties fo:language="ru" fo:country="RU" officeooo:rsid="0013ff65" officeooo:paragraph-rsid="0013ff65"/>
    </style:style>
    <style:style style:name="P39" style:family="paragraph" style:parent-style-name="Text_20_body">
      <style:paragraph-properties fo:margin-left="0cm" fo:margin-right="0cm" fo:orphans="2" fo:widows="2" fo:text-indent="0cm" style:auto-text-indent="false"/>
    </style:style>
    <style:style style:name="P40" style:family="paragraph" style:parent-style-name="Text_20_body">
      <style:paragraph-properties fo:margin-left="0cm" fo:margin-right="0cm" fo:orphans="2" fo:widows="2" fo:text-indent="0cm" style:auto-text-indent="false"/>
      <style:text-properties officeooo:paragraph-rsid="002cba40"/>
    </style:style>
    <style:style style:name="P4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P4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4" style:family="paragraph" style:parent-style-name="Text_20_body">
      <style:paragraph-properties fo:margin-top="0cm" fo:margin-bottom="0cm" style:contextual-spacing="false" fo:orphans="2" fo:widows="2" fo:padding="0cm" fo:border="none"/>
      <style:text-properties fo:font-variant="normal" fo:text-transform="none" fo:color="#202122" loext:opacity="100%" style:font-name="sans-serif" fo:font-size="10.5pt" fo:letter-spacing="normal" fo:font-style="normal" fo:font-weight="normal"/>
    </style:style>
    <style:style style:name="P45"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P46" style:family="paragraph" style:parent-style-name="Text_20_body">
      <style:paragraph-properties fo:margin-top="0cm" fo:margin-bottom="0cm" style:contextual-spacing="false" fo:orphans="2" fo:widows="2" fo:padding="0cm" fo:border="none"/>
      <style:text-properties fo:font-variant="normal" fo:text-transform="none" fo:color="#000000" loext:opacity="100%" style:font-name="apple-system" fo:font-size="16pt" fo:letter-spacing="normal" fo:language="ru" fo:country="RU" fo:font-style="normal" fo:font-weight="bold" officeooo:rsid="00066cb3" style:font-size-asian="16pt" style:font-weight-asian="bold" style:font-size-complex="16pt" style:font-weight-complex="bold"/>
    </style:style>
    <style:style style:name="P47" style:family="paragraph" style:parent-style-name="Text_20_body">
      <style:paragraph-properties fo:margin-top="0cm" fo:margin-bottom="0cm" style:contextual-spacing="false" fo:orphans="2" fo:widows="2" fo:padding="0cm" fo:border="none"/>
      <style:text-properties fo:language="ru" fo:country="RU" officeooo:rsid="0013ff65"/>
    </style:style>
    <style:style style:name="T1" style:family="text">
      <style:text-properties fo:language="ru" fo:country="RU"/>
    </style:style>
    <style:style style:name="T2" style:family="text">
      <style:text-properties fo:language="ru" fo:country="RU" fo:font-weight="normal" officeooo:rsid="00117048" style:font-weight-asian="normal" style:font-weight-complex="normal"/>
    </style:style>
    <style:style style:name="T3" style:family="text">
      <style:text-properties fo:language="ru" fo:country="RU" officeooo:rsid="00066cb3" style:font-weight-asian="bold" style:font-weight-complex="bold"/>
    </style:style>
    <style:style style:name="T4" style:family="text">
      <style:text-properties fo:font-variant="normal" fo:text-transform="none" fo:color="#333a4d" loext:opacity="100%" style:font-name="Roboto"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333a4d" loext:opacity="100%" style:font-name="Roboto" fo:letter-spacing="normal" fo:font-style="normal" fo:font-weight="normal"/>
    </style:style>
    <style:style style:name="T6" style:family="text">
      <style:text-properties fo:font-variant="normal" fo:text-transform="none" fo:color="#000000" loext:opacity="100%" style:font-name="apple-system" fo:font-size="9.75pt" fo:letter-spacing="normal" fo:font-style="normal" fo:font-weight="normal" style:font-weight-asian="bold" style:font-weight-complex="bold"/>
    </style:style>
    <style:style style:name="T7" style:family="text">
      <style:text-properties fo:font-variant="normal" fo:text-transform="none" fo:color="#000000" loext:opacity="100%" style:font-name="apple-system" fo:font-size="9.75pt" fo:letter-spacing="normal" fo:font-style="normal" fo:font-weight="normal" officeooo:rsid="002cba40" style:font-weight-asian="bold" style:font-weight-complex="bold"/>
    </style:style>
    <style:style style:name="T8" style:family="text">
      <style:text-properties fo:font-variant="normal" fo:text-transform="none" fo:color="#000000" loext:opacity="100%" style:font-name="apple-system"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000000" loext:opacity="100%" style:font-name="apple-system" fo:font-size="16pt" fo:letter-spacing="normal" fo:language="ru" fo:country="RU" fo:font-style="normal" fo:font-weight="bold" officeooo:rsid="00066cb3" style:font-size-asian="16pt" style:font-weight-asian="bold" style:font-size-complex="16pt" style:font-weight-complex="bold"/>
    </style:style>
    <style:style style:name="T10" style:family="text">
      <style:text-properties fo:font-variant="normal" fo:text-transform="none" fo:color="#000000" loext:opacity="100%" style:font-name="apple-system" fo:font-size="12pt" fo:letter-spacing="normal" fo:font-style="normal" fo:font-weight="normal" style:font-size-asian="12pt" style:font-size-complex="12pt"/>
    </style:style>
    <style:style style:name="T11" style:family="text">
      <style:text-properties fo:font-variant="normal" fo:text-transform="none" fo:color="#000000" loext:opacity="100%" style:font-name="apple-system" fo:font-size="12pt" fo:letter-spacing="normal" fo:font-style="normal" fo:font-weight="normal" officeooo:rsid="0027113c" style:font-size-asian="12pt" style:font-size-complex="12pt"/>
    </style:style>
    <style:style style:name="T12" style:family="text">
      <style:text-properties fo:font-variant="normal" fo:text-transform="none" fo:color="#000000" loext:opacity="100%" style:font-name="apple-system" fo:font-size="12pt" fo:letter-spacing="normal" fo:font-style="normal" fo:font-weight="normal" officeooo:rsid="002eb42c" style:font-size-asian="12pt" style:font-size-complex="12pt"/>
    </style:style>
    <style:style style:name="T13" style:family="text">
      <style:text-properties fo:font-variant="normal" fo:text-transform="none" fo:color="#000000" loext:opacity="100%" style:font-name="apple-system" fo:font-size="12pt" fo:letter-spacing="normal" fo:font-style="normal" fo:font-weight="normal" style:font-size-asian="12pt" style:font-weight-asian="bold" style:font-size-complex="12pt" style:font-weight-complex="bold"/>
    </style:style>
    <style:style style:name="T14" style:family="text">
      <style:text-properties fo:font-variant="normal" fo:text-transform="none" fo:color="#000000" loext:opacity="100%" style:font-name="apple-system" fo:font-size="12pt" fo:letter-spacing="normal" fo:font-style="normal" fo:font-weight="normal" officeooo:rsid="002cba40" style:font-size-asian="12pt" style:font-weight-asian="bold" style:font-size-complex="12pt" style:font-weight-complex="bold"/>
    </style:style>
    <style:style style:name="T15" style:family="text">
      <style:text-properties fo:font-variant="normal" fo:text-transform="none" fo:color="#000000" loext:opacity="100%" style:font-name="apple-system" fo:letter-spacing="normal" fo:font-style="normal" fo:font-weight="normal" style:font-weight-asian="bold" style:font-weight-complex="bold"/>
    </style:style>
    <style:style style:name="T16" style:family="text">
      <style:text-properties fo:font-variant="normal" fo:text-transform="none" fo:color="#000000" loext:opacity="1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17"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style:style>
    <style:style style:name="T18" style:family="text">
      <style:text-properties fo:font-variant="normal" fo:text-transform="none" fo:color="#000000" loext:opacity="100%" style:text-line-through-style="none" style:text-line-through-type="none" style:font-name="sans-serif" fo:font-size="10.5pt" fo:letter-spacing="normal" fo:language="ru" fo:country="RU" fo:font-style="normal" style:text-underline-style="none" fo:font-weight="normal" officeooo:rsid="002cba40" style:text-blinking="false"/>
    </style:style>
    <style:style style:name="T19" style:family="text">
      <style:text-properties fo:font-variant="normal" fo:text-transform="none" fo:color="#202122" loext:opacity="100%" style:font-name="sans-serif" fo:font-size="10.5pt" fo:letter-spacing="normal" fo:font-style="normal" fo:font-weight="normal"/>
    </style:style>
    <style:style style:name="T20"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weight="bold" style:font-weight-asian="bold" style:font-weight-complex="bold"/>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size="12pt" style:font-size-asian="12pt" style:font-size-complex="12pt"/>
    </style:style>
    <style:style style:name="T25" style:family="text">
      <style:text-properties fo:font-size="12pt" officeooo:rsid="002eb42c" style:font-size-asian="12pt" style:font-size-complex="12pt"/>
    </style:style>
    <style:style style:name="T26" style:family="text">
      <style:text-properties style:font-size-asian="16pt" style:font-weight-asian="bold" style:font-size-complex="16pt" style:font-weight-complex="bold"/>
    </style:style>
    <style:style style:name="T27" style:family="text">
      <style:text-properties style:font-size-asian="16pt" style:font-size-complex="16pt"/>
    </style:style>
    <style:style style:name="T28" style:family="text">
      <style:text-properties fo:color="#008000" loext:opacity="100%" fo:font-weight="bold"/>
    </style:style>
    <style:style style:name="T29" style:family="text">
      <style:text-properties fo:color="#008000" loext:opacity="100%" style:font-name="monospace" fo:font-size="10.5pt" fo:font-style="normal" fo:font-weight="bold"/>
    </style:style>
    <style:style style:name="T30" style:family="text">
      <style:text-properties fo:color="#0000ff" loext:opacity="100%"/>
    </style:style>
    <style:style style:name="T31" style:family="text">
      <style:text-properties fo:color="#0000ff" loext:opacity="100%" fo:font-weight="bold"/>
    </style:style>
    <style:style style:name="T32" style:family="text">
      <style:text-properties fo:color="#0000ff" loext:opacity="100%" style:font-name="monospace" fo:font-size="10.5pt" fo:font-style="normal" fo:font-weight="normal"/>
    </style:style>
    <style:style style:name="T33" style:family="text">
      <style:text-properties style:font-name="monospace" fo:font-size="10.5pt" fo:font-style="normal" fo:font-weight="normal"/>
    </style:style>
    <style:style style:name="T34" style:family="text">
      <style:text-properties fo:color="#b00040" loext:opacity="100%"/>
    </style:style>
    <style:style style:name="T35" style:family="text">
      <style:text-properties fo:color="#b00040" loext:opacity="100%" style:font-name="monospace" fo:font-size="10.5pt" fo:font-style="normal" fo:font-weight="normal"/>
    </style:style>
    <style:style style:name="T36" style:family="text">
      <style:text-properties fo:color="#7d9029" loext:opacity="100%"/>
    </style:style>
    <style:style style:name="T37" style:family="text">
      <style:text-properties fo:color="#7d9029" loext:opacity="100%" style:font-name="monospace" fo:font-size="10.5pt" fo:font-style="normal" fo:font-weight="normal"/>
    </style:style>
    <style:style style:name="T38" style:family="text">
      <style:text-properties fo:color="#666666" loext:opacity="100%"/>
    </style:style>
    <style:style style:name="T39" style:family="text">
      <style:text-properties fo:color="#666666" loext:opacity="100%" style:font-name="monospace" fo:font-size="10.5pt" fo:font-style="normal" fo:font-weight="normal"/>
    </style:style>
    <style:style style:name="T40" style:family="text">
      <style:text-properties fo:color="#408080" loext:opacity="100%" fo:font-style="italic"/>
    </style:style>
    <style:style style:name="T41" style:family="text">
      <style:text-properties fo:color="#408080" loext:opacity="100%" style:font-name="monospace" fo:font-size="10.5pt" fo:font-style="italic" fo:font-weight="normal"/>
    </style:style>
    <style:style style:name="T42" style:family="text">
      <style:text-properties fo:background-color="#ffffff" loext:char-shading-value="0"/>
    </style:style>
    <style:style style:name="T43" style:family="text">
      <style:text-properties officeooo:rsid="002eb42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2">Отчет «Знакомство с гитхабом»</text:p>
      <text:p text:style-name="P13">По дисциплине «Программная инженери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Выполнил: Бабакаев Роман</text:p>
      <text:p text:style-name="P3">Группа: Иб-321</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Нижний Новгород</text:p>
      <text:p text:style-name="P22">2022г.</text:p>
      <text:p text:style-name="P8"><text:soft-page-break/><text:span text:style-name="T8">ОГЛАВЛЕНИЕ</text:span><text:line-break/><text:span text:style-name="T10">Цель работы………………………………………………………..……………………………………………………………….3</text:span></text:p>
      <text:p text:style-name="P9"><text:span text:style-name="T24"><text:line-break/></text:span><text:span text:style-name="T10">Теория…..…………………………..………..………..………..………..………..………..………..………..…………….….......4</text:span></text:p>
      <text:p text:style-name="P9"><text:span text:style-name="T24"><text:line-break/></text:span><text:span text:style-name="T10">Практическая часть………….…..………..………..………..………..………..………..………..………..………………...5</text:span></text:p>
      <text:p text:style-name="P8"><text:span text:style-name="T24"><text:line-break/></text:span><text:span text:style-name="T12">Преимущества………………………………………………………………………………………..……………….…………</text:span><text:span text:style-name="T10">..</text:span><text:span text:style-name="T12">6</text:span></text:p>
      <text:p text:style-name="P29"/>
      <text:p text:style-name="P9"><text:span text:style-name="T12">Недостатки……………………………………………………………………………………..…….………….………………</text:span><text:span text:style-name="T10">..…</text:span><text:span text:style-name="T11">6</text:span></text:p>
      <text:p text:style-name="P9"><text:span text:style-name="T24"><text:line-break/></text:span><text:span text:style-name="T10">Вывод……………………………………………………………………………………………………………………………..…….7</text:span></text:p>
      <text:p text:style-name="P9"><text:span text:style-name="T24"><text:line-break/></text:span><text:span text:style-name="T10">Источники………………………………………………………………………………………………………………………..….8</text:span><text:span text:style-name="T24"> </text:span></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pan text:style-name="T8"/></text:p>
      <text:p text:style-name="P24"><text:soft-page-break/><text:span text:style-name="T8">Цель работы</text:span><text:span text:style-name="T21"><text:line-break/><text:line-break/></text:span><text:span text:style-name="T14">Показать</text:span><text:span text:style-name="T13"> программную реализацию паттерн</text:span><text:span text:style-name="T14">а</text:span><text:span text:style-name="T13"> и объяснить как работает эта программ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text:soft-page-break/><text:span text:style-name="T27">Теория</text:span></text:p>
      <text:p text:style-name="P4"/>
      <text:p text:style-name="P30">Шаблон проектирования или паттерн (англ. design pattern) в разработке программного обеспечения — повторяемая архитектурная конструкция, представляющая собой решение проблемы проектирования в рамках некоторого часто возникающего контекста. </text:p>
      <text:p text:style-name="P30"/>
      <text:p text:style-name="P30">Обычно шаблон не является законченным образцом, который может быть прямо преобразован в код; это лишь пример решения задачи, который можно использовать в различных ситуациях. Объектно-ориентированные шаблоны показывают отношения и взаимодействия между классами или объектами, без определения того, какие конечные классы или объекты приложения будут использоваться.</text:p>
      <text:p text:style-name="P30"/>
      <text:p text:style-name="P30">«Низкоуровневые» шаблоны, учитывающие специфику конкретного языка программирования, называются идиомами. Это хорошие решения проектирования, характерные для конкретного языка или программной платформы, и потому не универсальные. </text:p>
      <text:p text:style-name="P30"/>
      <text:p text:style-name="P30">На наивысшем уровне существуют архитектурные шаблоны, они охватывают собой архитектуру всей программной системы. </text:p>
      <text:p text:style-name="P30"/>
      <text:p text:style-name="P30">Алгоритмы по своей сути также являются шаблонами, но не проектирования, а вычисления, так как решают вычислительные задачи.</text:p>
      <text:p text:style-name="P31"/>
      <text:p text:style-name="P31">В объектно-ориентированном программировании, «неизменяемый Интерфейс» — это шаблон для проектирования неизменяемого объекта. Неизменяемый интерфейс включает в себя определение типа, который не предоставляет никаких методов, которые могут изменить состояние. Объекты, на которые ссылается этот тип, выглядят как неизменяемые.</text:p>
      <text:p text:style-name="P31"/>
      <text:p text:style-name="P34"/>
      <text:p text:style-name="P3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ext:soft-page-break/><text:span text:style-name="T26">Практическая часть</text:span></text:p>
      <text:p text:style-name="P25"><text:span text:style-name="T4"/></text:p>
      <text:p text:style-name="P38"><text:span text:style-name="T19">Рассмотрим класс </text:span><text:a xlink:type="simple" xlink:href="https://ru.wikipedia.org/wiki/Java" text:style-name="Internet_20_link" text:visited-style-name="Visited_20_Internet_20_Link"><text:span text:style-name="T20">java</text:span></text:a><text:span text:style-name="T19">, который представляет собой двухмерную точку.</text:span></text:p>
      <text:p text:style-name="P15"><text:span text:style-name="T28">public</text:span> <text:span text:style-name="T28">class</text:span> <text:span text:style-name="T31">Point2D</text:span> {</text:p>
      <text:p text:style-name="P18"><text:s text:c="4"/><text:span text:style-name="T29">private</text:span><text:span text:style-name="T33"> </text:span><text:span text:style-name="T35">int</text:span><text:span text:style-name="T33"> x;</text:span></text:p>
      <text:p text:style-name="P18"><text:s text:c="4"/><text:span text:style-name="T29">private</text:span><text:span text:style-name="T33"> </text:span><text:span text:style-name="T35">int</text:span><text:span text:style-name="T33"> y;</text:span></text:p>
      <text:p text:style-name="P18"><text:s text:c="4"/><text:span text:style-name="T29">public</text:span><text:span text:style-name="T33"> </text:span><text:span text:style-name="T32">Point2D</text:span><text:span text:style-name="T33">(</text:span><text:span text:style-name="T35">int</text:span><text:span text:style-name="T33"> x, </text:span><text:span text:style-name="T35">int</text:span><text:span text:style-name="T33"> y) { </text:span><text:span text:style-name="T29">this</text:span><text:span text:style-name="T33">.</text:span><text:span text:style-name="T37">x</text:span><text:span text:style-name="T33"> </text:span><text:span text:style-name="T39">=</text:span><text:span text:style-name="T33"> x; </text:span><text:span text:style-name="T29">this</text:span><text:span text:style-name="T33">.</text:span><text:span text:style-name="T37">y</text:span><text:span text:style-name="T33"> </text:span><text:span text:style-name="T39">=</text:span><text:span text:style-name="T33"> y; }</text:span></text:p>
      <text:p text:style-name="P20"/>
      <text:p text:style-name="P18"><text:s text:c="4"/><text:span text:style-name="T29">public</text:span><text:span text:style-name="T33"> </text:span><text:span text:style-name="T35">int</text:span><text:span text:style-name="T33"> </text:span><text:span text:style-name="T32">getX</text:span><text:span text:style-name="T33">() { </text:span><text:span text:style-name="T29">return</text:span><text:span text:style-name="T33"> </text:span><text:span text:style-name="T29">this</text:span><text:span text:style-name="T33">.</text:span><text:span text:style-name="T37">x</text:span><text:span text:style-name="T33">; }</text:span></text:p>
      <text:p text:style-name="P18"><text:s text:c="4"/><text:span text:style-name="T29">public</text:span><text:span text:style-name="T33"> </text:span><text:span text:style-name="T35">int</text:span><text:span text:style-name="T33"> </text:span><text:span text:style-name="T32">getY</text:span><text:span text:style-name="T33">() { </text:span><text:span text:style-name="T29">return</text:span><text:span text:style-name="T33"> </text:span><text:span text:style-name="T29">this</text:span><text:span text:style-name="T33">.</text:span><text:span text:style-name="T37">y</text:span><text:span text:style-name="T33">; }</text:span></text:p>
      <text:p text:style-name="P20"/>
      <text:p text:style-name="P18"><text:s text:c="4"/><text:span text:style-name="T29">public</text:span><text:span text:style-name="T33"> </text:span><text:span text:style-name="T35">void</text:span><text:span text:style-name="T33"> </text:span><text:span text:style-name="T32">setX</text:span><text:span text:style-name="T33">(</text:span><text:span text:style-name="T35">int</text:span><text:span text:style-name="T33"> newX) { </text:span><text:span text:style-name="T29">this</text:span><text:span text:style-name="T33">.</text:span><text:span text:style-name="T37">x</text:span><text:span text:style-name="T33"> </text:span><text:span text:style-name="T39">=</text:span><text:span text:style-name="T33"> newX; }</text:span></text:p>
      <text:p text:style-name="P18"><text:s text:c="4"/><text:span text:style-name="T29">public</text:span><text:span text:style-name="T33"> </text:span><text:span text:style-name="T35">void</text:span><text:span text:style-name="T33"> </text:span><text:span text:style-name="T32">setY</text:span><text:span text:style-name="T33">(</text:span><text:span text:style-name="T35">int</text:span><text:span text:style-name="T33"> newY) { </text:span><text:span text:style-name="T29">this</text:span><text:span text:style-name="T33">.</text:span><text:span text:style-name="T37">y</text:span><text:span text:style-name="T33"> </text:span><text:span text:style-name="T39">=</text:span><text:span text:style-name="T33"> newY; }</text:span></text:p>
      <text:p text:style-name="P16">}</text:p>
      <text:p text:style-name="P39"><text:span text:style-name="T19">Класс Point2D является изменяемым: его состояние может быть изменено после создания, если вызвать один из методов-сеттеров (</text:span><text:span text:style-name="Source_20_Text"><text:span text:style-name="T16">setX() </text:span></text:span><text:span text:style-name="T19">или </text:span><text:span text:style-name="Source_20_Text"><text:span text:style-name="T16">setY()</text:span></text:span><text:span text:style-name="T19">).</text:span></text:p>
      <text:p text:style-name="P41">Неизменяемый интерфейс для Point2D может быть определен как:</text:p>
      <text:p text:style-name="P15"><text:span text:style-name="T28">public</text:span> <text:span text:style-name="T28">interface</text:span> <text:span text:style-name="T31">ImmutablePoint2D</text:span> {</text:p>
      <text:p text:style-name="P18"><text:s text:c="4"/><text:span text:style-name="T29">public</text:span><text:span text:style-name="T33"> </text:span><text:span text:style-name="T35">int</text:span><text:span text:style-name="T33"> </text:span><text:span text:style-name="T32">getX</text:span><text:span text:style-name="T33">();</text:span></text:p>
      <text:p text:style-name="P18"><text:s text:c="4"/><text:span text:style-name="T29">public</text:span><text:span text:style-name="T33"> </text:span><text:span text:style-name="T35">int</text:span><text:span text:style-name="T33"> </text:span><text:span text:style-name="T32">getY</text:span><text:span text:style-name="T33">();</text:span></text:p>
      <text:p text:style-name="P16">}</text:p>
      <text:p text:style-name="P41">Сделав Point2D реализующим ImmutablePoint2D, код клиента теперь может использовать тип, который не имеет изменяющих методов, и, таким образом, остается неизменяемым. Это демонстрируется в следующем примере:</text:p>
      <text:p text:style-name="P15">ImmutablePoint2D point <text:span text:style-name="T38">=</text:span> <text:span text:style-name="T28">new</text:span> Point2D(<text:span text:style-name="T38">0</text:span>,<text:span text:style-name="T38">0</text:span>); <text:span text:style-name="T40">// на конкретный экземпляр Point2D ссылается неизменяемый интерфейс</text:span></text:p>
      <text:p text:style-name="P19"><text:span text:style-name="T34">int</text:span> х <text:span text:style-name="T38">=</text:span> point.<text:span text:style-name="T36">getX</text:span>(); <text:span text:style-name="T40">// допустимый вызов метода</text:span></text:p>
      <text:p text:style-name="P16">point.<text:span text:style-name="T36">setX</text:span>(<text:span text:style-name="T38">42</text:span>); <text:span text:style-name="T40">// ошибка компиляции: метод setX() не существует в типе ImmutablePoint2D</text:span></text:p>
      <text:p text:style-name="P41">Имея только неизменяемый интерфейс, невозможно вызвать метод, который изменяет состояние конкретного объекта.</text:p>
      <text:p text:style-name="P41"/>
      <text:p text:style-name="P41"/>
      <text:p text:style-name="P41"/>
      <text:p text:style-name="P40"><text:span text:style-name="T9"/></text:p>
      <text:p text:style-name="P40"><text:span text:style-name="T9"/></text:p>
      <text:p text:style-name="P40"><text:soft-page-break/><text:span text:style-name="T9">Преимущества</text:span></text:p>
      <text:list xml:id="list272980130" text:style-name="L1">
        <text:list-item>
          <text:p text:style-name="P42"><text:span text:style-name="T3">Четко передает нам</text:span>ерения о неизменяемости типа.</text:p>
        </text:list-item>
        <text:list-item>
          <text:p text:style-name="P45">В отличие от типов, реализующих шаблон неизменяемая обертка, не нужно бросать исключение во время выполнения, когда изменяющий метод вызывается.</text:p>
        </text:list-item>
      </text:list>
      <text:p text:style-name="P44"/>
      <text:p text:style-name="P46">Недостатки</text:p>
      <text:list xml:id="list2606464236" text:style-name="L2">
        <text:list-item>
          <text:p text:style-name="P43"><text:span text:style-name="T19">Возможно для экземпляров, на которые ссылается неизменяемый интерфейс, </text:span><text:a xlink:type="simple" xlink:href="https://ru.wikipedia.org/wiki/Приведение_типа" text:style-name="Internet_20_link" text:visited-style-name="Visited_20_Internet_20_Link"><text:span text:style-name="T17">привести ти</text:span></text:a><text:span text:style-name="T18">п</text:span><text:span text:style-name="T20"> </text:span><text:span text:style-name="T19">к конкретному изменяемому типу, и уже тогда изменить состояние. Например:</text:span></text:p>
          <text:p text:style-name="P43"><text:span text:style-name="T19"/></text:p>
        </text:list-item>
      </text:list>
      <text:p text:style-name="P15"><text:span text:style-name="T28">public</text:span> <text:span text:style-name="T34">void</text:span> <text:span text:style-name="T30">mutate</text:span>(ImmutablePoint2D point) {</text:p>
      <text:p text:style-name="P18"><text:s text:c="4"/><text:span text:style-name="T33">((Point2D)point).</text:span><text:span text:style-name="T37">setX</text:span><text:span text:style-name="T33">(</text:span><text:span text:style-name="T39">42</text:span><text:span text:style-name="T33">); </text:span><text:span text:style-name="T41">// допустимый вызов, поскольку</text:span></text:p>
      <text:p text:style-name="P18"><text:s text:c="31"/><text:span text:style-name="T41">// аргумент point был приведен к типу Point2D</text:span></text:p>
      <text:p text:style-name="P17"><text:span text:style-name="T42">}</text:span></text:p>
      <text:p text:style-name="P4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text:soft-page-break/><text:span text:style-name="T22">Вывод</text:span></text:p>
      <text:p text:style-name="P6"/>
      <text:p text:style-name="P27">Паттерн прост в реализации и понимании, <text:span text:style-name="T43">и может быть использован даже начинающими программистами</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oft-page-break/><text:span text:style-name="T1">Источники: </text:span></text:p>
      <text:p text:style-name="P37"><text:span text:style-name="T1"/></text:p>
      <text:p text:style-name="P37"><text:a xlink:type="simple" xlink:href="https://ru.wikipedia.org/wiki/Шаблон_проектирования#Основные" text:style-name="Internet_20_link" text:visited-style-name="Visited_20_Internet_20_Link"><text:span text:style-name="T1">https://ru.wikipedia.org/wiki/%D0%A8%D0%B0%D0%B1%D0%BB%D0%BE%D0%BD_%D0%BF%D1%80%D0%BE%D0%B5%D0%BA%D1%82%D0%B8%D1%80%D0%BE%D0%B2%D0%B0%D0%BD%D0%B8%D1%8F#%D0%9E%D1%81%D0%BD%D0%BE%D0%B2%D0%BD%D1%8B%D0%B5</text:span></text:a></text:p>
      <text:p text:style-name="P36"><text:span text:style-name="T1"/></text:p>
      <text:p text:style-name="P36"><text:a xlink:type="simple" xlink:href="https://ru.wikipedia.org/wiki/Неизменяемый_интерфейс" text:style-name="Internet_20_link" text:visited-style-name="Visited_20_Internet_20_Link"><text:span text:style-name="T1">https://ru.wikipedia.org/wiki/%D0%9D%D0%B5%D0%B8%D0%B7%D0%BC%D0%B5%D0%BD%D1%8F%D0%B5%D0%BC%D1%8B%D0%B9_%D0%B8%D0%BD%D1%82%D0%B5%D1%80%D1%84%D0%B5%D0%B9%D1%81</text:span></text:a></text:p>
      <text:p text:style-name="P28"/>
      <text:p text:style-name="P10"><text:span text:style-name="T2">Ссылка на репозиторий: </text:span><text:a xlink:type="simple" xlink:href="https://github.com/Wonwi/NewRep" text:style-name="Internet_20_link" text:visited-style-name="Visited_20_Internet_20_Link">Wonwi/NewRep (github.com)</text:a><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PT Sans', sans-serif"/>
    <style:font-face style:name="YS Text" svg:font-family="'YS Text', Arial, Helvetica,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2-04-14T02:05:45.913000000</dc:date>
    <meta:editing-duration>PT1H55M37S</meta:editing-duration>
    <meta:editing-cycles>29</meta:editing-cycles>
    <meta:document-statistic meta:table-count="0" meta:image-count="0" meta:object-count="0" meta:page-count="8" meta:paragraph-count="60" meta:word-count="465" meta:character-count="4385" meta:non-whitespace-character-count="3898"/>
  </office:meta>
</office:document-meta>
</file>